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/1.60934" office:value-type="float" office:value="0.0000206521479509263" calcext:value-type="float">
            <text:p>2.06521479509263E-05</text:p>
          </table:table-cell>
          <table:table-cell table:formula="of:=[.J2]*1000" office:value-type="float" office:value="0.0206521479509263" calcext:value-type="float">
            <text:p>0.020652147950926</text:p>
          </table:table-cell>
          <table:table-cell table:formula="of:=[.K2]*[.E2]" office:value-type="float" office:value="5.6586885385538" calcext:value-type="float">
            <text:p>5.6586885385538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/1.60934" office:value-type="float" office:value="0.0000195431747817278" calcext:value-type="float">
            <text:p>1.95431747817278E-05</text:p>
          </table:table-cell>
          <table:table-cell table:formula="of:=[.J3]*1000" office:value-type="float" office:value="0.0195431747817278" calcext:value-type="float">
            <text:p>0.019543174781728</text:p>
          </table:table-cell>
          <table:table-cell table:formula="of:=[.K3]*[.E3]" office:value-type="float" office:value="4.84670734586849" calcext:value-type="float">
            <text:p>4.84670734586849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/1.60934" office:value-type="float" office:value="0.0000206435357124146" calcext:value-type="float">
            <text:p>2.06435357124146E-05</text:p>
          </table:table-cell>
          <table:table-cell table:formula="of:=[.J4]*1000" office:value-type="float" office:value="0.0206435357124146" calcext:value-type="float">
            <text:p>0.020643535712415</text:p>
          </table:table-cell>
          <table:table-cell table:formula="of:=[.K4]*[.E4]" office:value-type="float" office:value="4.50029078530639" calcext:value-type="float">
            <text:p>4.50029078530639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/1.60934" office:value-type="float" office:value="0.0000205994012912715" calcext:value-type="float">
            <text:p>2.05994012912715E-05</text:p>
          </table:table-cell>
          <table:table-cell table:formula="of:=[.J5]*1000" office:value-type="float" office:value="0.0205994012912715" calcext:value-type="float">
            <text:p>0.020599401291272</text:p>
          </table:table-cell>
          <table:table-cell table:formula="of:=[.K5]*[.E5]" office:value-type="float" office:value="4.82025990215754" calcext:value-type="float">
            <text:p>4.82025990215754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/1.60934" office:value-type="float" office:value="0.0000206415274169062" calcext:value-type="float">
            <text:p>2.06415274169062E-05</text:p>
          </table:table-cell>
          <table:table-cell table:formula="of:=[.J6]*1000" office:value-type="float" office:value="0.0206415274169062" calcext:value-type="float">
            <text:p>0.020641527416906</text:p>
          </table:table-cell>
          <table:table-cell table:formula="of:=[.K6]*[.E6]" office:value-type="float" office:value="5.18102338164346" calcext:value-type="float">
            <text:p>5.1810233816434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7"/>
          <table:table-cell table:formula="of:=AVERAGE([.I2:.I6])" office:value-type="float" office:value="0.0000328562169314411" calcext:value-type="float">
            <text:p>3.28562169314411E-05</text:p>
          </table:table-cell>
          <table:table-cell table:formula="of:=AVERAGE([.J2:.J6])" office:value-type="float" office:value="0.0000204159574306493" calcext:value-type="float">
            <text:p>2.04159574306493E-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17:22:13.514043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10T22:35:10.450620657</dc:date>
    <meta:editing-duration>PT1H44M57S</meta:editing-duration>
    <meta:editing-cycles>6</meta:editing-cycles>
    <meta:generator>LibreOffice/7.0.4.1$Linux_X86_64 LibreOffice_project/00$Build-1</meta:generator>
    <meta:document-statistic meta:table-count="1" meta:cell-count="80" meta:object-count="0"/>
  </office:meta>
</office:document-meta>
</file>